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paragraph-properties style:writing-mode="lr-tb"/>
      <style:text-properties officeooo:paragraph-rsid="00295e17"/>
    </style:style>
    <style:style style:name="P13" style:family="paragraph" style:parent-style-name="Standard">
      <style:paragraph-properties style:writing-mode="lr-tb"/>
      <style:text-properties officeooo:paragraph-rsid="002c60b2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text-properties officeooo:paragraph-rsid="0036c2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5"><text:s/><text:span text:style-name="Source_20_Text">FOREIGN KEY</text:span>(product_id) references product (product_id) ON DELETE CASCADE,</text:p>
      <text:p text:style-name="P15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12">insert into cardDetails values ('2222222222222222','999','10/<text:span text:style-name="T10">2020','100000000');</text:span></text:p>
      <text:p text:style-name="P12"><text:soft-page-break/>insert into cardDetails values ('0000000000000000','000','10/<text:span text:style-name="T10">2099','100000000');</text:span></text:p>
      <text:p text:style-name="P13">insert into cardDetails values ('<text:span text:style-name="T11">3333333333333333</text:span>','123','10/<text:span text:style-name="T9">2022','1000');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25T15:42:52.833584932</dc:date>
    <meta:editing-cycles>72</meta:editing-cycles>
    <meta:editing-duration>PT6H42M16S</meta:editing-duration>
    <meta:generator>LibreOffice/5.1.6.2$Linux_X86_64 LibreOffice_project/10m0$Build-2</meta:generator>
    <meta:document-statistic meta:table-count="0" meta:image-count="0" meta:object-count="0" meta:page-count="4" meta:paragraph-count="115" meta:word-count="424" meta:character-count="3909" meta:non-whitespace-character-count="34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